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598in"/>
    </style:style>
    <style:style style:name="co2" style:family="table-column">
      <style:table-column-properties fo:break-before="auto" style:column-width="0.7846in"/>
    </style:style>
    <style:style style:name="co3" style:family="table-column">
      <style:table-column-properties fo:break-before="auto" style:column-width="2.4264in"/>
    </style:style>
    <style:style style:name="co4" style:family="table-column">
      <style:table-column-properties fo:break-before="auto" style:column-width="2.6181in"/>
    </style:style>
    <style:style style:name="co5" style:family="table-column">
      <style:table-column-properties fo:break-before="auto" style:column-width="2.0764in"/>
    </style:style>
    <style:style style:name="co6" style:family="table-column">
      <style:table-column-properties fo:break-before="auto" style:column-width="2.3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1.0071in" fo:break-before="auto" style:use-optimal-row-height="false"/>
    </style:style>
    <style:style style:name="ro5" style:family="table-row">
      <style:table-row-properties style:row-height="0.7917in" fo:break-before="auto" style:use-optimal-row-height="true"/>
    </style:style>
    <style:style style:name="ro6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true" fo:wrap-option="wrap" style:vertical-align="top"/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 table:number-rows-repeated="4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Test case No.</text:p>
          </table:table-cell>
          <table:table-cell table:style-name="ce3" office:value-type="string" calcext:value-type="string">
            <text:p>Test case Description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Pass/Fail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o get all user information</text:p>
          </table:table-cell>
          <table:table-cell table:style-name="ce4" office:value-type="string" calcext:value-type="string">
            <text:p>api/users?page=2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200 and details of all user will be o/p in response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o get information of user2</text:p>
          </table:table-cell>
          <table:table-cell table:style-name="ce4" office:value-type="string" calcext:value-type="string">
            <text:p>api/users/2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200 and details of user2 will be o/p in response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o get information of user with wrong user ID(ID=23)</text:p>
          </table:table-cell>
          <table:table-cell table:style-name="ce4" office:value-type="string" calcext:value-type="string">
            <text:p>api/users/23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404 as the user is not found in user list no output in response bod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o get details list of user information</text:p>
          </table:table-cell>
          <table:table-cell table:style-name="ce4" office:value-type="string" calcext:value-type="string">
            <text:p>api/unknown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200 and details of all user will be o/p in response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o get details of user2</text:p>
          </table:table-cell>
          <table:table-cell table:style-name="ce4" office:value-type="string" calcext:value-type="string">
            <text:p>api/unknown/2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200 and details of user2 will be o/p in response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o get details of user with wrong user ID(ID=23)</text:p>
          </table:table-cell>
          <table:table-cell table:style-name="ce4" office:value-type="string" calcext:value-type="string">
            <text:p>api/unknown/23</text:p>
          </table:table-cell>
          <table:table-cell table:style-name="ce4" office:value-type="string" calcext:value-type="string">
            <text:p>give url as provided in test data and click on run button </text:p>
          </table:table-cell>
          <table:table-cell table:style-name="ce4" office:value-type="string" calcext:value-type="string">
            <text:p>status code will be 404 as the user is not found in user list no output in response bod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o create the new user with a name and job</text:p>
          </table:table-cell>
          <table:table-cell table:style-name="ce5" office:value-type="string" calcext:value-type="string">
            <text:p>1.api/users 2.give data in raw(select json) as                      {</text:p>
            <text:p>    "name": "morpheus",</text:p>
            <text:p>    "job": "leader"</text:p>
            <text:p>}</text:p>
          </table:table-cell>
          <table:table-cell table:style-name="ce4" office:value-type="string" calcext:value-type="string">
            <text:p>give url and body <text:s/>as provided in test data and click on run button</text:p>
          </table:table-cell>
          <table:table-cell table:style-name="ce4" office:value-type="string" calcext:value-type="string">
            <text:p>status code will be 201 and details of user which provided in json will be o/p in response body 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o create the new user with a name  </text:p>
            <text:p/>
            <text:p>And job as blank</text:p>
          </table:table-cell>
          <table:table-cell table:style-name="ce5" office:value-type="string" calcext:value-type="string">
            <text:p>1.api/users 2.give data in raw(select json) as                      {</text:p>
            <text:p>    "name": "morpheus",</text:p>
            <text:p>    "job": "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201 and details of </text:span></text:p>
            <text:p><text:span text:style-name="T1">User which provided in jason will be </text:span></text:p>
            <text:p><text:span text:style-name="T1">Output response body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to create the new user with blank</text:span></text:p>
            <text:p><text:span text:style-name="T1"> name  </text:span></text:p>
            <text:p><text:span text:style-name="T1"/></text:p>
            <text:p><text:span text:style-name="T1">And job</text:span></text:p>
            <text:p/>
          </table:table-cell>
          <table:table-cell table:style-name="ce5" office:value-type="string" calcext:value-type="string">
            <text:p>1.api/users 2.give data in raw(select json) as                      {</text:p>
            <text:p>    "name": "",</text:p>
            <text:p>    "job": "leader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201 and details of </text:span></text:p>
            <text:p><text:span text:style-name="T1">User which provided in jason will be </text:span></text:p>
            <text:p><text:span text:style-name="T1">Output response body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to create the new user as blank for </text:span></text:p>
            <text:p><text:span text:style-name="T1">Both name and job</text:span></text:p>
          </table:table-cell>
          <table:table-cell table:style-name="ce5" office:value-type="string" calcext:value-type="string">
            <text:p>1.api/users 2.give data in raw(select json) as                      {</text:p>
            <text:p>    "name": "",</text:p>
            <text:p>    "job": "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201 and details of </text:span></text:p>
            <text:p><text:span text:style-name="T1">User which provided in jason will be </text:span></text:p>
            <text:p><text:span text:style-name="T1">Output response body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o update the user2 with a name</text:p>
            <text:p>And job</text:p>
          </table:table-cell>
          <table:table-cell table:style-name="ce5" office:value-type="string" calcext:value-type="string">
            <text:p>1.api/users/2 2.give data in raw(select json) as                      {</text:p>
            <text:p>    "name": "morpheus",</text:p>
            <text:p>    "job": "zion resident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200 and details of </text:span></text:p>
            <text:p><text:span text:style-name="T1">User which provided in jason will be </text:span></text:p>
            <text:p><text:span text:style-name="T1">Output response body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o update the user2 with a name</text:p>
            <text:p>And job as blank</text:p>
          </table:table-cell>
          <table:table-cell table:style-name="ce5" office:value-type="string" calcext:value-type="string">
            <text:p>1.api/users/2 2.give data in raw(select json) as                      {</text:p>
            <text:p>    "name": "morpheus",</text:p>
            <text:p>    "job": "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200 and details of </text:span></text:p>
            <text:p><text:span text:style-name="T1">User which provided in jason will be </text:span></text:p>
            <text:p><text:span text:style-name="T1">Output response body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o update the user2 with a blank</text:p>
            <text:p>Name And job</text:p>
          </table:table-cell>
          <table:table-cell table:style-name="ce5" office:value-type="string" calcext:value-type="string">
            <text:p>1.api/users/2 2.give data in raw(select json) as                      {</text:p>
            <text:p>    "name": "",</text:p>
            <text:p>    "job": "zion resident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200 and details of </text:span></text:p>
            <text:p><text:span text:style-name="T1">User which provided in jason will be </text:span></text:p>
            <text:p><text:span text:style-name="T1">Output response body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 update the user2 with name and </text:p>
            <text:p>Job as blank</text:p>
          </table:table-cell>
          <table:table-cell table:style-name="ce5" office:value-type="string" calcext:value-type="string">
            <text:p>1.api/users/2 2.give data in raw(select json) as                      {</text:p>
            <text:p>    "name": "",</text:p>
            <text:p>    "job": "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200 and details of </text:span></text:p>
            <text:p><text:span text:style-name="T1">User which provided in jason will be </text:span></text:p>
            <text:p><text:span text:style-name="T1">Output response body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 delete the user2 with a name</text:p>
            <text:p>And job</text:p>
          </table:table-cell>
          <table:table-cell table:style-name="ce5" office:value-type="string" calcext:value-type="string">
            <text:p>1.api/users/2</text:p>
          </table:table-cell>
          <table:table-cell office:value-type="string" calcext:value-type="string">
            <text:p>give url and click on run button</text:p>
          </table:table-cell>
          <table:table-cell office:value-type="string" calcext:value-type="string">
            <text:p>status code will be 204 and no </text:p>
            <text:p>Content in response bod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1">Register a new user with email and</text:span></text:p>
            <text:p><text:span text:style-name="T1">Password</text:span></text:p>
            <text:p/>
          </table:table-cell>
          <table:table-cell table:style-name="ce5" office:value-type="string" calcext:value-type="string">
            <text:p>1.api/register 2.give data in raw(select json) as                   {</text:p>
            <text:p>    "email": "eve.holt@reqres.in",</text:p>
            <text:p>    "password": "pistol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201 and details of </text:span></text:p>
            <text:p><text:span text:style-name="T1">New registered </text:span></text:p>
            <text:p><text:span text:style-name="T1">User which provided in jason will be </text:span></text:p>
            <text:p><text:span text:style-name="T1">Output response body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Register a new user with only email</text:span></text:p>
            <text:p/>
          </table:table-cell>
          <table:table-cell table:style-name="ce5" office:value-type="string" calcext:value-type="string">
            <text:p>1.api/register 2.give data in raw(select json) as                   {</text:p>
            <text:p>    "email": "eve.holt@reqres.in",</text:p>
            <text:p>    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400 and the</text:span></text:p>
            <text:p><text:span text:style-name="T1">message missing</text:span></text:p>
            <text:p><text:span text:style-name="T1">Password will be displayed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6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Register a new user with only </text:span></text:p>
            <text:p><text:span text:style-name="T1">Password</text:span></text:p>
            <text:p/>
          </table:table-cell>
          <table:table-cell table:style-name="ce5" office:value-type="string" calcext:value-type="string">
            <text:p>1.api/register 2.give data in raw(select json) as                   {</text:p>
            <text:p>    "password": "pistol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400 and the</text:span></text:p>
            <text:p><text:span text:style-name="T1">message missing email or username</text:span></text:p>
            <text:p><text:span text:style-name="T1"> will be displayed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Register a new user with email and </text:span></text:p>
            <text:p><text:span text:style-name="T1">Password as blank</text:span></text:p>
            <text:p/>
          </table:table-cell>
          <table:table-cell table:style-name="ce5" office:value-type="string" calcext:value-type="string">
            <text:p>1.api/register 2.give data in raw(select json) as                   {</text:p>
            <text:p>    "email": "",</text:p>
            <text:p>    "password": "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400 and the</text:span></text:p>
            <text:p><text:span text:style-name="T1">message missing email or username</text:span></text:p>
            <text:p><text:span text:style-name="T1"> will be displayed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login a new user with email and</text:span></text:p>
            <text:p><text:span text:style-name="T1">Password</text:span></text:p>
            <text:p/>
          </table:table-cell>
          <table:table-cell table:style-name="ce5" office:value-type="string" calcext:value-type="string">
            <text:p>1.api/login 2.give data in raw(select json) as                   {</text:p>
            <text:p>    "email": "eve.holt@reqres.in",</text:p>
            <text:p>    "password": "pistol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201 and details of </text:span></text:p>
            <text:p><text:span text:style-name="T1">New login</text:span></text:p>
            <text:p><text:span text:style-name="T1">User which provided in jason will be </text:span></text:p>
            <text:p><text:span text:style-name="T1">Output response body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login a new user with only email</text:span></text:p>
            <text:p/>
          </table:table-cell>
          <table:table-cell table:style-name="ce5" office:value-type="string" calcext:value-type="string">
            <text:p>1.api/register 2.give data in raw(select json) as                   {</text:p>
            <text:p>    "email": "eve.holt@reqres.in",</text:p>
            <text:p>    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400 and the</text:span></text:p>
            <text:p><text:span text:style-name="T1">message missing</text:span></text:p>
            <text:p><text:span text:style-name="T1">Password will be displayed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login a new user with only password</text:span></text:p>
            <text:p/>
          </table:table-cell>
          <table:table-cell table:style-name="ce5" office:value-type="string" calcext:value-type="string">
            <text:p>1.api/login 2.give data in raw(select json) as                   {</text:p>
            <text:p/>
            <text:p>    "password": "pistol"</text:p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400 and the</text:span></text:p>
            <text:p><text:span text:style-name="T1">message missing</text:span></text:p>
            <text:p><text:span text:style-name="T1">Username or email will be displayed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login a new user with only password</text:span></text:p>
            <text:p/>
          </table:table-cell>
          <table:table-cell table:style-name="ce5" office:value-type="string" calcext:value-type="string">
            <text:p>1.api/login 2.give data in raw(select json) as                   {</text:p>
            <text:p/>
            <text:p/>
            <text:p>}</text:p>
          </table:table-cell>
          <table:table-cell office:value-type="string" calcext:value-type="string">
            <text:p><text:span text:style-name="T1">give url and body  as provided in</text:span></text:p>
            <text:p><text:span text:style-name="T1">test data and click on run button</text:span></text:p>
          </table:table-cell>
          <table:table-cell office:value-type="string" calcext:value-type="string">
            <text:p><text:span text:style-name="T1">status code will be 400 and the</text:span></text:p>
            <text:p><text:span text:style-name="T1">message missing</text:span></text:p>
            <text:p><text:span text:style-name="T1">Username or email will be displayed</text:span>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o get all user information after delay</text:span></text:p>
            <text:p><text:span text:style-name="T1">Of 10 seconds</text:span></text:p>
          </table:table-cell>
          <table:table-cell office:value-type="string" calcext:value-type="string">
            <text:p>api/users?delay=3</text:p>
          </table:table-cell>
          <table:table-cell office:value-type="string" calcext:value-type="string">
            <text:p>give the url</text:p>
          </table:table-cell>
          <table:table-cell office:value-type="string" calcext:value-type="string">
            <text:p>status code will be 200 and details of</text:p>
            <text:p> User which provided in jason will be </text:p>
            <text:p> Output response body</text:p>
          </table:table-cell>
          <table:table-cell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4:03:34.3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1:10:29.261000000</meta:creation-date>
    <dc:date>2021-10-26T15:17:09.564000000</dc:date>
    <meta:editing-duration>PT23M42S</meta:editing-duration>
    <meta:editing-cycles>3</meta:editing-cycles>
    <meta:generator>LibreOffice/7.1.6.2$Windows_X86_64 LibreOffice_project/0e133318fcee89abacd6a7d077e292f1145735c3</meta:generator>
    <meta:document-statistic meta:table-count="1" meta:cell-count="175" meta:object-count="0"/>
  </office:meta>
</office:document-meta>
</file>